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Écologie et Évolution des maladies infectieuses aiguës : </text:p>
      <text:p text:style-name="P2">le cas de la grippe</text:p>
      <text:p text:style-name="P1"/>
      <text:p text:style-name="P1"/>
      <text:p text:style-name="P3">Résumé</text:p>
      <text:p text:style-name="P1"/>
      <text:p text:style-name="P1">Nous nous intéressons principalement au devenir de la variabilité antigénique, générée au niveau intra-hôte, à l'échelle d'une population ou d'un ensemble de populations. Nous cherchons à comprendre comment la diversité virale et les profils d'immunité croisée des hôtes s'auto-organisent au long de l'évolution et comment cette organisation affecte la dynamique épidémique. Nous prenons l'exemple de la grippe A humaine qui apparaît comme le candidat idéal du fait de la quantité importante de données épidémiologiques et virales disponibles. Les phylogénies de l'antigène principal de la grippe révèlent une structure particulière avec un tronc très peu ramifié révélant le remplacement successif des différents variants antigéniques dans le temps. Trois hypothèses principales permettent de rendre compte de cette diversité antigénique bien plus réduite qu'attendu : (i) l'infection par une souche induit une période temporaire d'immunité totale, générant un mécanisme de densité-dépendance directe régulant le nombre de souches ; (ii) le nombre de phénotypes possibles est limité, les virus ré-explorant sans cesse le même nombre fini de types antigéniques ; (iii) l'évolution de l'antigène principal de la grippe est ponctuée, les grands échappements ponctuels à l'immunité générant des balayages sélectifs. Cette dernière hypothèse, révélant l'importance des dynamiques épidémiologiques transitoires, est aujourd'hui largement dominante. Elle permet aussi de rendre compte de l'importante variabilité des épidémies de grippes de la zone tempérée, de larges échappements à l'immunité pouvant induire de plus grandes épidémies. Nous commençons par introduire un modèle très simple permettant de mieux cerner les mécanismes impliqués dans les simulations complexes ayant mené à l'hypothèse (iii). Cette première étude révèle qu'une partie des résultats des simulations ayant conduit à la validation de cette l'hypothèse repose sur l'emploi d'un formalisme particulier visant à réduire la complexité du modèle utilisé. Nous montrons que ce formalisme, d'usage courant pour décrire des modèles multi-souches, induit de manière implicite un processus immunologique irréaliste dans le cas de la grippe. Nous montrons ensuite que les séries temporelles d'incidences grippales, marquées par des épidémies régulières mais de taille fortement variable ne peuvent pas fournir une preuve du caractère éventuellement ponctué de l'évolution antigénique de la grippe, un modèle parcimonieux prenant en compte une évolution antigénique purement graduelle étant à même de les reproduire qualitativement et quantitativement. Ce dernier modèle se révèle être capable de produire des dynamiques régulières avec amplitude chaotique pour les valeurs de paramètres considérées réalistes pour la grippe et également pour ceux que nous inférons depuis deux séries temporelles par une approche de maximum de vraisemblance par filtrage particulaire itératif. Le caractère chaotique de ces dynamiques marque une limite fondamentale dans notre capacité à pouvoir prédire la taille des futures épidémies de grippe et ce, indépendamment de la contingence évolutive. Nous développons alors un formalisme suffisamment simple pour pouvoir être confronté aux données et tester les différentes hypothèses permettant de rendre compte de la phylodynamique de la grippe. Cette dernière étude révèle l'importance d'une clarification des processus immunologiques se déroulant au niveau intra-hôte, du rôle de l'hétérogénéité spatiale locale, ainsi que des conséquences fonctionnelles des mutations affectant les propriétés antigéniques des virus. Pris dans l'ensemble, notre travail révèle la nécessité d'un cadre unifié permettant d'appréhender de façon globale les interactions complexes et multi-échelles entre processus immunologiques, épidémiologiques et évolutifs. </text:p>
      <text:p text:style-name="P1"/>
      <text:p text:style-name="P1"><text:span text:style-name="T2">Mots clés</text:span><text:span text:style-name="T1"> </text:span>: phylodynamique ; écologie ; évolution ; épidémiologie ; immunologie ; grippe ; modèles multi-souches <text:s/>; système dynamique ; dynamique chaotique ; inférence statistique ; filtrage particul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bastien ballesteros</meta:initial-creator>
    <meta:creation-date>2009-11-22T23:46:20</meta:creation-date>
    <dc:date>2009-11-23T10:46:28</dc:date>
    <meta:editing-duration>PT02H48M14S</meta:editing-duration>
    <meta:editing-cycles>9</meta:editing-cycles>
    <meta:generator>OpenOffice.org/3.0$Unix OpenOffice.org_project/300m15$Build-9379</meta:generator>
    <meta:print-date>2009-11-23T11:40:48</meta:print-date>
    <meta:document-statistic meta:table-count="0" meta:image-count="0" meta:object-count="0" meta:page-count="1" meta:paragraph-count="5" meta:word-count="573" meta:character-count="4120"/>
  </office:meta>
</office:document-meta>
</file>